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57.74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125.26pt" fo:break-before="auto" style:use-optimal-row-height="true"/>
    </style:style>
    <style:style style:name="ro9" style:family="table-row">
      <style:table-row-properties style:row-height="114.01pt" fo:break-before="auto" style:use-optimal-row-height="true"/>
    </style:style>
    <style:style style:name="ro10" style:family="table-row">
      <style:table-row-properties style:row-height="91.5pt" fo:break-before="auto" style:use-optimal-row-height="true"/>
    </style:style>
    <style:style style:name="ro11" style:family="table-row">
      <style:table-row-properties style:row-height="10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OurDataset_full" table:style-name="ta1">
        <table:table-column table:style-name="co1" table:number-columns-repeated="3" table:default-cell-style-name="ce1"/>
        <table:table-column table:style-name="co2" table:number-columns-repeated="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s my birthday tomorrow .</text:p>
          </table:table-cell>
          <table:table-cell office:value-type="string" calcext:value-type="string">
            <text:p>It 's my birthday tomorrow .</text:p>
          </table:table-cell>
          <table:table-cell office:value-type="string" calcext:value-type="string">
            <text:p>My birthday is tomorrow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llama is known for it 's ability to spit when it feel threatened .</text:p>
          </table:table-cell>
          <table:table-cell table:number-columns-repeated="2" office:value-type="string" calcext:value-type="string">
            <text:p>A llama is known for its ability to spit when it feels threatened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possess wide range to abilities that combine innovative art and design principles .</text:p>
          </table:table-cell>
          <table:table-cell table:number-columns-repeated="2" office:value-type="string" calcext:value-type="string">
            <text:p>I possess a wide range of abilities that combine innovative art and design principle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urthermore , my professional knowledge Adobe Creative Suite , HTML5 , and CSS will allowed me to play an important roles in the implementation of you 're design initiatives .</text:p>
          </table:table-cell>
          <table:table-cell table:number-columns-repeated="2" office:value-type="string" calcext:value-type="string">
            <text:p>Furthermore , my professional knowledge of Adobe Creative Suite , HTML5 , and CSS will allow me to play an important role in the implementation of your design initiative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ead a team of three designer to develop and implementing the layout , graphic , and production communication materials while helping clients cut their costs by a average from 8% .</text:p>
          </table:table-cell>
          <table:table-cell table:number-columns-repeated="2" office:value-type="string" calcext:value-type="string">
            <text:p>Lead a team of three designers to develop and implement the layout , graphic , and production communication materials while helping clients cut their costs by an average of 8%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welcome the opportunity to discuss about personally you how my skills and strengths should best serve your company .</text:p>
          </table:table-cell>
          <table:table-cell office:value-type="string" calcext:value-type="string">
            <text:p>I welcome the opportunity to discuss with you personally how my skills and strengths can best serve your company .</text:p>
          </table:table-cell>
          <table:table-cell office:value-type="string" calcext:value-type="string">
            <text:p>I welcome the opportunity to discuss personally how my skills and strengths should best serve your company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I appreciate you times and considering .</text:p>
          </table:table-cell>
          <table:table-cell office:value-type="string" calcext:value-type="string">
            <text:p>I appreciate your time and consideration .</text:p>
          </table:table-cell>
          <table:table-cell office:value-type="string" calcext:value-type="string">
            <text:p>I appreciate your time and considering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hile employed there , I assist in the development and rollout new department practises , and helped improve our system respond time with 6% .</text:p>
          </table:table-cell>
          <table:table-cell office:value-type="string" calcext:value-type="string">
            <text:p>While employed there , I assisted in the development and rollout of new department practices , and helped improve our system response time by 6% .</text:p>
          </table:table-cell>
          <table:table-cell office:value-type="string" calcext:value-type="string">
            <text:p>While employed there , I assisted in the development and rollout of new department practises , and helped improve our system respond time with 6% .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69230769230769" calcext:value-type="float">
            <text:p>0.76923076923076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lease do not hesitate to reach out you has any questions , and I look forward to opportunity to speak to you further .</text:p>
          </table:table-cell>
          <table:table-cell office:value-type="string" calcext:value-type="string">
            <text:p>Please do not hesitate to reach out if you have any questions , and I look forward to the opportunity to speak with you further .</text:p>
          </table:table-cell>
          <table:table-cell office:value-type="string" calcext:value-type="string">
            <text:p>Please do not hesitate to reach out if you have any questions , and I look forward to the opportunity to speak to you further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reover , while my on-the-job experience has afforded me a well-round skill set , including first-rate multi-tasking and communication abilities , I am excel at design layouts , producing images , and developing styles for websites , social medium profiles , and corporate communications .</text:p>
          </table:table-cell>
          <table:table-cell office:value-type="string" calcext:value-type="string">
            <text:p>Moreover , while my on-the-job experience has afforded me a well-rounded skill set , including first-rate multi-tasking and communication abilities , I excel at designing layouts , producing images , and developing styles for websites , social media profiles , and corporate communications .</text:p>
          </table:table-cell>
          <table:table-cell office:value-type="string" calcext:value-type="string">
            <text:p>Moreover , while my on-the-job experience has afforded me a well-round skill set , including first-rate multi-tasking and communication abilities , I excel at design layouts , producing images , and developing styles for websites , social medium profiles , and corporate communications .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n learning of your post for a Clerk , I hastened to submit me resume for your review .</text:p>
          </table:table-cell>
          <table:table-cell office:value-type="string" calcext:value-type="string">
            <text:p>Upon learning of your posting for a Clerk , I hastened to submit my resume for your review .</text:p>
          </table:table-cell>
          <table:table-cell office:value-type="string" calcext:value-type="string">
            <text:p>On learning of your post for a Clerk , I hastened to submit my resume for your review .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From maniging multi-line phone systems and resolving customer inquiry to scheduling appointments and providing outstanding costomer service , I excel at prioritizing tasks , collaborating for staff , and implementing high effective organizational processes .</text:p>
          </table:table-cell>
          <table:table-cell office:value-type="string" calcext:value-type="string">
            <text:p>From managing multi-line phone systems and resolving customer inquiries to scheduling appointments and providing outstanding customer service , I excel at prioritizing tasks , collaborating with staff , and implementing highly effective organizational processes .</text:p>
          </table:table-cell>
          <table:table-cell office:value-type="string" calcext:value-type="string">
            <text:p>Fromigi multi-line phone systems and resolving customer inquiry to scheduling appointments and providing outstandingomer service , I excel at prioritizing tasks , collaborating with staff , and implementing high effective organizational processes .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I have seven years work experiences as a recptionist in a large organization responsible to handling all calls and visitors in addition to providing extensive organizational and administration support .</text:p>
          </table:table-cell>
          <table:table-cell office:value-type="string" calcext:value-type="string">
            <text:p>I have seven years work experience as a receptionist in a large organization responsible for handling all calls and visitors in addition to providing extensive organizational and administrative support .</text:p>
          </table:table-cell>
          <table:table-cell office:value-type="string" calcext:value-type="string">
            <text:p>I have seven years of work experience as a receptionist in a large organization responsible for handling all calls and visitors in addition to providing extensive organizational and administration support .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y strong communication skills and a outgoing , energetic personality ensure first-rate customer service to both clients and colleagues .</text:p>
          </table:table-cell>
          <table:table-cell office:value-type="string" calcext:value-type="string">
            <text:p>My strong communication skills and an outgoing , energetic personality ensure first-rate customer service to both clients and colleagues .</text:p>
          </table:table-cell>
          <table:table-cell office:value-type="string" calcext:value-type="string">
            <text:p>My strong communication skills and a outgoing , energetic personality ensure first-rate customer service to both clients and colleagues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s a seasoned receptionists , I have been able to grow and adapt to the ever-charging technology use in offices over years .</text:p>
          </table:table-cell>
          <table:table-cell office:value-type="string" calcext:value-type="string">
            <text:p>As a seasoned receptionist , I have been able to grow and adapt to the ever-changing technology used in offices over the years .</text:p>
          </table:table-cell>
          <table:table-cell office:value-type="string" calcext:value-type="string">
            <text:p>As a seasoned receptionist , I have been able to grow and adapt to the ever-charging technology used in offices over the years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I recent position as Receptionist at Cloud Clearwater includes operating a multi-line phone system , invoicing , event planning , scheduling , and performing all of the vital computer functions need to succeed in the technological ape .</text:p>
          </table:table-cell>
          <table:table-cell office:value-type="string" calcext:value-type="string">
            <text:p>My recent position as Receptionist at Cloud Clearwater included operating a multi-line phone system , invoicing , event planning , scheduling , and performing all of the vital computer functions needed to succeed in the technological age .</text:p>
          </table:table-cell>
          <table:table-cell office:value-type="string" calcext:value-type="string">
            <text:p>My recent position as Receptionist at Cloud Clearwater includes operating a multi-line phone system , invoicing , event planning , scheduling , and performing all of the vital computer functions needed to succeed in the technological ape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 additional to this experience , I gained considerably customer service skills during my part-time employment as waitress and restaurant hostress while in the high school .</text:p>
          </table:table-cell>
          <table:table-cell table:number-columns-repeated="2" office:value-type="string" calcext:value-type="string">
            <text:p>In addition to this experience , I gained considerable customer service skills during my part-time employment as a waitress and restaurant hostess while in high school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s see the accompany resume for details of my experience and education .</text:p>
          </table:table-cell>
          <table:table-cell office:value-type="string" calcext:value-type="string">
            <text:p>Please see the accompanying resume for details of my experience and education .</text:p>
          </table:table-cell>
          <table:table-cell office:value-type="string" calcext:value-type="string">
            <text:p>P Please see the accompanying resume for details of my experience and education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8"/>
        </table:table-row>
        <table:table-row table:style-name="ro5">
          <table:table-cell table:number-columns-repeated="3" office:value-type="string" calcext:value-type="string">
            <text:p>A challenging environment such as yours will give me the opportunity to make the best use of my skills and experience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he reasons I know I well suited to it position are that I have over five years experience as a Laboratory Assistant , as well assistant in a medical office for general practice as need .</text:p>
          </table:table-cell>
          <table:table-cell office:value-type="string" calcext:value-type="string">
            <text:p>The reasons I know I am well suited to this position are that I have over five years ' experience as a Laboratory Assistant , as well as assistance in a medical office for general practice as needed .</text:p>
          </table:table-cell>
          <table:table-cell office:value-type="string" calcext:value-type="string">
            <text:p>The reasons I know I am well suited to this position are that I have over five years experience as a Laboratory Assistant , as well assistant in a medical office for general practice needs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55555555555555" calcext:value-type="float">
            <text:p>0.5555555555555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knew then that my career may involve me sitting besides a microscope .</text:p>
          </table:table-cell>
          <table:table-cell office:value-type="string" calcext:value-type="string">
            <text:p>I knew then that my career would involve me sitting behind a microscope .</text:p>
          </table:table-cell>
          <table:table-cell office:value-type="string" calcext:value-type="string">
            <text:p>I knew then that my career may involve me sitting beside a microscope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 took work at a local private laboratory to get experience and see I enjoyed it , and later progressed to Inner City Hospital , where I worked underneath the biological scientists , processing human tissue samples and reporting findings so the scientists or doctors within the hospital could diagnose disease .</text:p>
          </table:table-cell>
          <table:table-cell office:value-type="string" calcext:value-type="string">
            <text:p>I took work at a local private laboratory to get experience and see if I enjoyed it . I later progressed to Inner City Hospital , where I worked underneath the biological scientists , processing human tissue samples and reporting findings so the scientists or doctors within the hospital could diagnose disease .</text:p>
          </table:table-cell>
          <table:table-cell office:value-type="string" calcext:value-type="string">
            <text:p>I worked at a local private laboratory to get experience and see I enjoyed it , and later progressed to Inner City Hospital , where I worked underneath the biological scientists , processing human tissue samples and reporting findings so the scientists or doctors within the hospital could diagnose disease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st sumer , I was a party of a marketing program prepared me in social media markerting .</text:p>
          </table:table-cell>
          <table:table-cell office:value-type="string" calcext:value-type="string">
            <text:p>Last summer , I was a part of a marketing program that prepared me in social media markerting .</text:p>
          </table:table-cell>
          <table:table-cell office:value-type="string" calcext:value-type="string">
            <text:p>Last sum summer , I was a party of a marketing program prepared for social media marketing .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is is what excites me most about the offer at you start-up .</text:p>
          </table:table-cell>
          <table:table-cell table:number-columns-repeated="2" office:value-type="string" calcext:value-type="string">
            <text:p>This is what excites me most about the offer at your start-up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ith time passing , I have been updating me with the latest technologies though constantly learning and practice .</text:p>
          </table:table-cell>
          <table:table-cell office:value-type="string" calcext:value-type="string">
            <text:p>With passing time , I have been updating myself with the latest technologies through constant learning and practice .</text:p>
          </table:table-cell>
          <table:table-cell office:value-type="string" calcext:value-type="string">
            <text:p>With time passing , I have been updating myself with the latest technologies though constantly learning and practicing .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highly passionate for this profession and it give me immense pleasure to face new chalenges at workplaces .</text:p>
          </table:table-cell>
          <table:table-cell office:value-type="string" calcext:value-type="string">
            <text:p>I am highly passionate for this profession and it gives me immense pleasure to face new challenges at workplace .</text:p>
          </table:table-cell>
          <table:table-cell office:value-type="string" calcext:value-type="string">
            <text:p>I am highly passionate about this profession and it gives me immense pleasurealenges at my workplace .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w that my youngest has started kindergarden , I eager to return for workforce .</text:p>
          </table:table-cell>
          <table:table-cell table:number-columns-repeated="2" office:value-type="string" calcext:value-type="string">
            <text:p>Now that my youngest has started kindergarten , I am eager to return to the workforce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'll make me available at your convenience and looking forward to your calling to arrange a time .</text:p>
          </table:table-cell>
          <table:table-cell office:value-type="string" calcext:value-type="string">
            <text:p>I will make myself available at your convenience and look forward to your call to arrange a time .</text:p>
          </table:table-cell>
          <table:table-cell office:value-type="string" calcext:value-type="string">
            <text:p>I 'll make myself available at your convenience and looking forward to your call to arrange time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finished writing my cover letter , and I 'm going to e-mail it to about 50 contacts tomorrow .</text:p>
          </table:table-cell>
          <table:table-cell office:value-type="string" calcext:value-type="string">
            <text:p>I finished writing my cover letter . I 'm going to email it to about 50 contacts tomorrow .</text:p>
          </table:table-cell>
          <table:table-cell office:value-type="string" calcext:value-type="string">
            <text:p>I finished writing my cover letter , and I 'm going to e-mail it to about 50 contacts tomorrow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our recent job posting indicates that you are looking to a responsible , experience driver to join your team in Victory Company .</text:p>
          </table:table-cell>
          <table:table-cell office:value-type="string" calcext:value-type="string">
            <text:p>Your recent job posting indicated that you are looking for a responsible , experienced driver to join your team at Victory Company .</text:p>
          </table:table-cell>
          <table:table-cell office:value-type="string" calcext:value-type="string">
            <text:p>Your recent job posting indicates that you are looking for a responsible , experienced driver to join your team in Victory Company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comprehend the necessary of assisting passengers with embarking and disembarking and loading and unloading cargo when required .</text:p>
          </table:table-cell>
          <table:table-cell office:value-type="string" calcext:value-type="string">
            <text:p>I comprehend the necessity of assisting passengers with embarking and disembarking and loading and unloading cargo when required .</text:p>
          </table:table-cell>
          <table:table-cell office:value-type="string" calcext:value-type="string">
            <text:p>I comprehend the necessary of assisting passengers with embarking and disembarking and loading and unloading cargo when required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s a experienced driver with over a decade of service driving both commercial and private vehicles , I am confidence of my suitability for this position .</text:p>
          </table:table-cell>
          <table:table-cell table:number-columns-repeated="2" office:value-type="string" calcext:value-type="string">
            <text:p>As an experienced driver with over a decade of service driving both commercial and private vehicles , I am confident of my suitability for this position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y professional creed and contributions include: skilled at building lasting relationships with homeowners , who frequently request project advise .</text:p>
          </table:table-cell>
          <table:table-cell office:value-type="string" calcext:value-type="string">
            <text:p>My professional creed and contributions include: skilled in building lasting relationships with homeowners , who frequently request project advice .</text:p>
          </table:table-cell>
          <table:table-cell office:value-type="string" calcext:value-type="string">
            <text:p>My professional Creed and contributions include : skilled at building lasting relationships with homeowners , who frequently request project advise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f you agrees that well-managed projects should exceed customers expectations regarding quality and service , we can talk .</text:p>
          </table:table-cell>
          <table:table-cell office:value-type="string" calcext:value-type="string">
            <text:p>If you agree that well-managed projects should exceed customers ' expectations regarding quality and service , we should talk .</text:p>
          </table:table-cell>
          <table:table-cell office:value-type="string" calcext:value-type="string">
            <text:p>If you agree that well-managed projects should exceed customers ' expectations regarding quality and service , we can talk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offer more than 13 years strong experience in performing construction site tasks to finish projects in time and on budget .</text:p>
          </table:table-cell>
          <table:table-cell office:value-type="string" calcext:value-type="string">
            <text:p>I offer more than 13 years of strong experience in performing construction site tasks to finish projects on time and on budget .</text:p>
          </table:table-cell>
          <table:table-cell office:value-type="string" calcext:value-type="string">
            <text:p>I offer more than 13 years strong experience in performing construction site tasks to finish projects on time and on budget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have pleasing personal and excel at both oral and written communication .</text:p>
          </table:table-cell>
          <table:table-cell office:value-type="string" calcext:value-type="string">
            <text:p>I have a pleasing personality and excel in both oral and written communication .</text:p>
          </table:table-cell>
          <table:table-cell office:value-type="string" calcext:value-type="string">
            <text:p>I have pleasing personal and excel at both oral and written communication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ree major customer satisfaction award that I have received so far a testimony to those .</text:p>
          </table:table-cell>
          <table:table-cell office:value-type="string" calcext:value-type="string">
            <text:p>Three major customer satisfaction awards that I have received so far is a testimony to this .</text:p>
          </table:table-cell>
          <table:table-cell office:value-type="string" calcext:value-type="string">
            <text:p>Three major customer satisfaction awards that I have received so far testimony to this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recent receive a letter of appreciation from management for my role in diffusing a possibly crisis situation .</text:p>
          </table:table-cell>
          <table:table-cell office:value-type="string" calcext:value-type="string">
            <text:p>I recently received a letter of appreciation from management for my role in diffusing a possible crisis situation .</text:p>
          </table:table-cell>
          <table:table-cell office:value-type="string" calcext:value-type="string">
            <text:p>I recently received a letter of appreciation from management for my role in diffusing a possibly crisis situation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I am licensed from the State Bar of Panang , and I received a Dotor of Jurisprudence degree with Northwest Panang University , graduating in top 3% of my class .</text:p>
          </table:table-cell>
          <table:table-cell office:value-type="string" calcext:value-type="string">
            <text:p>I am licensed by the State Bar of Panang , and I received a Doctor of Jurisprudence degree from Northwest Panang University , graduating in the top 3% of my class .</text:p>
          </table:table-cell>
          <table:table-cell office:value-type="string" calcext:value-type="string">
            <text:p>I am licensed from the State Bar of Panang , and I received a Dotor of Jurisprudence degree from Northwest Panang University , graduating in the top 3% of my class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t end of the program , I was able to implement one of my idea to conducting weekly recap presentations of customers ' trips , which led over 1,000 new Facebook follower .</text:p>
          </table:table-cell>
          <table:table-cell table:number-columns-repeated="2" office:value-type="string" calcext:value-type="string">
            <text:p>At the end of the program , I was able to implement one of my ideas to conduct weekly recap presentations of customers ' trips , which led to over 1,000 new Facebook follower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also presented arguments to the Court on bail hearings , and learned a great deal on trial methods .</text:p>
          </table:table-cell>
          <table:table-cell office:value-type="string" calcext:value-type="string">
            <text:p>I also presented arguments to the Court in bail hearings , and learned a great deal about trial methods .</text:p>
          </table:table-cell>
          <table:table-cell office:value-type="string" calcext:value-type="string">
            <text:p>I also presented arguments to the Court on bail hearings , and learned a great deal on trial methods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want him or her to explore the melodies and tunes and find peace to them like my do .</text:p>
          </table:table-cell>
          <table:table-cell office:value-type="string" calcext:value-type="string">
            <text:p>I want them to explore the melodies and tunes and find peace in them like I do .</text:p>
          </table:table-cell>
          <table:table-cell office:value-type="string" calcext:value-type="string">
            <text:p>I want him or her to explore the melodies and tunes and find peace with them like I do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et 's sit down ASAP .</text:p>
          </table:table-cell>
          <table:table-cell office:value-type="string" calcext:value-type="string">
            <text:p>Let us sit down as soon as possible .</text:p>
          </table:table-cell>
          <table:table-cell office:value-type="string" calcext:value-type="string">
            <text:p>Let 's sit down ASAP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fter reading the listing in The Daily News I seen a great chance to grow in my field and works for an organization that deserve its high regard .</text:p>
          </table:table-cell>
          <table:table-cell table:number-columns-repeated="2" office:value-type="string" calcext:value-type="string">
            <text:p>After reading the listing in The Daily News I saw a great chance to grow in my field and work for an organization that deserves its high regard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deniable , it becomes addictive when we spend more time socializing virtually .</text:p>
          </table:table-cell>
          <table:table-cell office:value-type="string" calcext:value-type="string">
            <text:p>It is undeniable that it becomes addictive when we spend more time socializing virtually .</text:p>
          </table:table-cell>
          <table:table-cell office:value-type="string" calcext:value-type="string">
            <text:p>Undeniable , it becomes addictive when we spend more time socializing virtuall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hen six years old , my mother died .</text:p>
          </table:table-cell>
          <table:table-cell office:value-type="string" calcext:value-type="string">
            <text:p>When six years old , I lost my mother .</text:p>
          </table:table-cell>
          <table:table-cell office:value-type="string" calcext:value-type="string">
            <text:p>When I was six years old , my mother died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his include assisting all internal teams , performing research on all products and evaluate the packing requirements in the development phase of all product .</text:p>
          </table:table-cell>
          <table:table-cell office:value-type="string" calcext:value-type="string">
            <text:p>This includes assisting all internal teams , performing research on all products and evaluating the packing requirements in the development phase of all products .</text:p>
          </table:table-cell>
          <table:table-cell office:value-type="string" calcext:value-type="string">
            <text:p>D These include assisting all internal teams , performing research on all products and evaluating the packing requirements in the development phase of all products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here was never a issue with me providing technique support to all engineering staff members and to provide support to an manufacturing and implementation processes of product packaging .</text:p>
          </table:table-cell>
          <table:table-cell office:value-type="string" calcext:value-type="string">
            <text:p>There was never an issue with me providing technical support to all engineering staff members and to provide support to the manufacturing and implementation processes of product packaging .</text:p>
          </table:table-cell>
          <table:table-cell office:value-type="string" calcext:value-type="string">
            <text:p>There was never an issue with me providing technique support to all engineering staff members and providing support to the manufacturing and implementation processes of product packaging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ith my strong computer skills , I am also able to document all engineering protocol , develop all engineering and manufacturing specification and ensure compliance with all FDA and ISO regulations .</text:p>
          </table:table-cell>
          <table:table-cell office:value-type="string" calcext:value-type="string">
            <text:p>With my strong computer skills , I am also able to document all engineering protocols , develop all engineering and manufacturing specification and ensure compliance with all FDA and ISO regulations .</text:p>
          </table:table-cell>
          <table:table-cell office:value-type="string" calcext:value-type="string">
            <text:p>With my strong computer skills , I am also able to document all engineering protocols , develop all engineering and manufacturing specifications and ensure compliance with all FDA and ISO regulations .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I look towards to hearing from you .</text:p>
          </table:table-cell>
          <table:table-cell table:number-columns-repeated="2" office:value-type="string" calcext:value-type="string">
            <text:p>I look forward to hearing from you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hrough my experiences , I have become adept at maintaining inventories while facilitating streamlined shipping operations and maximizing the accuracy and the efficiency .</text:p>
          </table:table-cell>
          <table:table-cell office:value-type="string" calcext:value-type="string">
            <text:p>Through my experience , I have become adept at maintaining inventories while facilitating streamlined shipping operations and maximizing accuracy and efficiency .</text:p>
          </table:table-cell>
          <table:table-cell office:value-type="string" calcext:value-type="string">
            <text:p>Through my experiences , I have become adept at maintaining inventories while facilitating streamlined shipping operations and maximizing accuracy and efficiency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My proven ability to optimize packing efficiency and success , along with my commitment to ensuring a outstanding level of custom service and satisfaction , will contributed immensely to success of your distribution center .</text:p>
          </table:table-cell>
          <table:table-cell office:value-type="string" calcext:value-type="string">
            <text:p>My proven ability to optimize packing efficiency and success , along with my commitment to ensuring an outstanding level of customer service and satisfaction , will contribute immensely to the success of your distribution center .</text:p>
          </table:table-cell>
          <table:table-cell office:value-type="string" calcext:value-type="string">
            <text:p>My proven ability to optimize packing efficiency and success , along with my commitment to ensuring an outstanding level of custom service and satisfaction , will contribute immensely to the success of your distribution center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thoroughly enjoy working in type of environment and pride myself on responding fast to all patient needs with empathy and professionalism .</text:p>
          </table:table-cell>
          <table:table-cell office:value-type="string" calcext:value-type="string">
            <text:p>I thoroughly enjoy working in this type of environment and pride myself on responding quickly to all patient needs with empathy and professionalism .</text:p>
          </table:table-cell>
          <table:table-cell office:value-type="string" calcext:value-type="string">
            <text:p>I thoroughly enjoy working in this type of environment and pride myself on responding fast to all patient needs with empathy and professionalism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I can work on several tasks at one without confusion .</text:p>
          </table:table-cell>
          <table:table-cell table:number-columns-repeated="2" office:value-type="string" calcext:value-type="string">
            <text:p>I can work on several tasks at once without confusion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t my previous job , I consistently provide exemplary service to a wide varies of hospital patients in the several different department .</text:p>
          </table:table-cell>
          <table:table-cell office:value-type="string" calcext:value-type="string">
            <text:p>At my previous job , I consistently provided exemplary service to a wide variety of hospital patients in several different departments .</text:p>
          </table:table-cell>
          <table:table-cell office:value-type="string" calcext:value-type="string">
            <text:p>At my previous job , I consistently provided exemplary services to a wide varies of hospital patients in several different departments .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our school emphasizes their unique position as school that caters to both inner-city and suburban students , so I have a thought that my varied experiences would make me an asset to your program .</text:p>
          </table:table-cell>
          <table:table-cell office:value-type="string" calcext:value-type="string">
            <text:p>Your school emphasizes its unique position as a school that caters to both inner-city and suburban students , so I think my varied experiences would make me an asset to your program .</text:p>
          </table:table-cell>
          <table:table-cell office:value-type="string" calcext:value-type="string">
            <text:p>Your school emphasizes its unique position as a school that caters to both inner-city and suburban students , so I thought that my varied experiences would make me an asset to your program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ur school also strives to engage students in the larger size of community .</text:p>
          </table:table-cell>
          <table:table-cell office:value-type="string" calcext:value-type="string">
            <text:p>Your school also strives to engage students in the larger community .</text:p>
          </table:table-cell>
          <table:table-cell office:value-type="string" calcext:value-type="string">
            <text:p>Your school also strives to engage students in the larger size of the community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It is my goal to combine my range of experience with my ability to be compassionate , enthusiastic , intelligent teacher who will make a positive contribution to your school district and larger size of community .</text:p>
          </table:table-cell>
          <table:table-cell office:value-type="string" calcext:value-type="string">
            <text:p>It is my goal to combine my range of experience with my ability to be a compassionate , enthusiastic , intelligent teacher who will make a positive contribution to your school district and larger community .</text:p>
          </table:table-cell>
          <table:table-cell office:value-type="string" calcext:value-type="string">
            <text:p>It is my goal to combine my range of experience with my ability to be a compassionate , enthusiastic , intelligent teacher who will make a positive contribution to your school district and the larger size of the community .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57142857142857" calcext:value-type="float">
            <text:p>0.3571428571428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 have hand on experience in teaching IGCSE Mathematics , HKDSE Mathematics Extended Module 1 and Module 2 , A-level mathematics , and IB Mathematics .</text:p>
          </table:table-cell>
          <table:table-cell office:value-type="string" calcext:value-type="string">
            <text:p>I have hands on experience in teaching IGCSE Mathematics , HKDSE Mathematics Extended Module 1 and Module 2 , A-level mathematics , and IB Mathematics .</text:p>
          </table:table-cell>
          <table:table-cell office:value-type="string" calcext:value-type="string">
            <text:p>I have hand on experience in teaching IGCSE Mathematics , HKDSE Mathematics Extended module 1 and module 2 , A-level mathematics , and IB Mathematics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mbined with my commitment and passion for education and Maths , I worked in collaboration with colleagues in Mathematics department to carry out research and build curriculum .</text:p>
          </table:table-cell>
          <table:table-cell office:value-type="string" calcext:value-type="string">
            <text:p>Combined with my commitment and passion for education and Mathematics , I worked in collaboration with colleagues in the Mathematics department to carry out research and develop curriculum .</text:p>
          </table:table-cell>
          <table:table-cell office:value-type="string" calcext:value-type="string">
            <text:p>Combined with my commitment and passion for education and Maths , I worked in collaboration with colleagues in the Mathematics department to carry out research and build curriculum .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y resume is attach for your perusal .</text:p>
          </table:table-cell>
          <table:table-cell table:number-columns-repeated="2" office:value-type="string" calcext:value-type="string">
            <text:p>My resume is attached for your perusal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lassroom management , personalized learning programs , and innovative educational techniques is just a little of the areas I excel .</text:p>
          </table:table-cell>
          <table:table-cell office:value-type="string" calcext:value-type="string">
            <text:p>Classroom management , personalized learning programs , and innovative educational techniques are just a few of the areas in which I excel .</text:p>
          </table:table-cell>
          <table:table-cell office:value-type="string" calcext:value-type="string">
            <text:p>Classroom management , personalized learning programs , and innovative educational techniques are just a few of the areas I excel in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Highlights of my qualifications included: creating and implementing hands-on educational activities and programs to facilitate a fun , personalized approach to education stimulating students ' enjoyment and appreciation for learning .</text:p>
          </table:table-cell>
          <table:table-cell office:value-type="string" calcext:value-type="string">
            <text:p>Highlights of my qualifications include: creating and implementing hands-on educational activities and programs to facilitate a fun , personalized approach to education while stimulating students ' enjoyment and appreciation for learning .</text:p>
          </table:table-cell>
          <table:table-cell office:value-type="string" calcext:value-type="string">
            <text:p>Highlights of my qualifications include : creating and implementing hands-on educational activities and programs to facilitate a fun , personalized approach to education stimulating students ' enjoyment and appreciation for learning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am poised , confident and am crediable when I make the sale calls and can increase the trust of current clients or potential customers .</text:p>
          </table:table-cell>
          <table:table-cell office:value-type="string" calcext:value-type="string">
            <text:p>I am poised , confident and am credible when I make the sales calls and can gain the trust of current clients or potential customers .</text:p>
          </table:table-cell>
          <table:table-cell office:value-type="string" calcext:value-type="string">
            <text:p>I am poised , confident and creditable when I make sale calls and can increase the trust of current clients or potential customers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am able to prepare and coordinate sales teams to ensure full production during each cycles and I might put together solid methodology .</text:p>
          </table:table-cell>
          <table:table-cell office:value-type="string" calcext:value-type="string">
            <text:p>I am able to prepare and coordinate sales teams to ensure full production during each cycle and I can put together a solid methodology .</text:p>
          </table:table-cell>
          <table:table-cell office:value-type="string" calcext:value-type="string">
            <text:p>I am able to prepare and coordinate sales teams to ensure full production during each cycle and I might put together a solid methodology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hen necessary , I can implement changes to ensure all current trends are followed to target those potential customers through a use of relevant data .</text:p>
          </table:table-cell>
          <table:table-cell office:value-type="string" calcext:value-type="string">
            <text:p>When necessary , I can implement changes to ensure that all current trends are followed to target those potential customers through the use of relevant data .</text:p>
          </table:table-cell>
          <table:table-cell office:value-type="string" calcext:value-type="string">
            <text:p>When necessary , I can implement changes to ensure all current trends are followed to target those potential customers through the use of relevant data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've acquired many essential skills necessary to perform as successful sales professional .</text:p>
          </table:table-cell>
          <table:table-cell office:value-type="string" calcext:value-type="string">
            <text:p>I 've acquired many skills necessary to perform as a successful sales professional .</text:p>
          </table:table-cell>
          <table:table-cell office:value-type="string" calcext:value-type="string">
            <text:p>I 've acquired many essential skills necessary to perform as a successful sales professional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have proved track record in a sales environment and thrive to the challenge of making a sale .</text:p>
          </table:table-cell>
          <table:table-cell office:value-type="string" calcext:value-type="string">
            <text:p>I have a proven track record in a sales environment and thrive off the challenge of making a sale .</text:p>
          </table:table-cell>
          <table:table-cell office:value-type="string" calcext:value-type="string">
            <text:p>I have proved track record in a sales environment and thrive on the challenge of making a sale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I liked to work on my own initiative but I also have wider network of colleagues which is always nice to keep up contact with to boost your spirit on a bad selling day .</text:p>
          </table:table-cell>
          <table:table-cell office:value-type="string" calcext:value-type="string">
            <text:p>I like to work on my own initiative but I also have a wider network of colleagues which is always nice to keep in contact with to boost your spirits on a bad selling day .</text:p>
          </table:table-cell>
          <table:table-cell office:value-type="string" calcext:value-type="string">
            <text:p>I like to work on my own initiative but I also have a wider network of colleagues which is always nice to keep in contact with to boost your spirit on a bad selling day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ide from my degree , I have build upon my interest of this field in a number of ways .</text:p>
          </table:table-cell>
          <table:table-cell table:number-columns-repeated="2" office:value-type="string" calcext:value-type="string">
            <text:p>Aside from my degree , I have built upon my interest in this field in a number of way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urther , I have also started a online analytics courses , which has given me much more rounded view on the subject .</text:p>
          </table:table-cell>
          <table:table-cell table:number-columns-repeated="2" office:value-type="string" calcext:value-type="string">
            <text:p>Further , I have also started an online analytics course , which has given me a much more rounded view on the subject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eeting deadlines have been a consistent part of my academic and working life and I have learned how to communicate to people in situations which require tact .</text:p>
          </table:table-cell>
          <table:table-cell office:value-type="string" calcext:value-type="string">
            <text:p>Meeting deadlines has been a consistent part of my academic and working life and I have learned how to communicate with people in situations which require tact .</text:p>
          </table:table-cell>
          <table:table-cell office:value-type="string" calcext:value-type="string">
            <text:p>Meeting deadlines have been a consistent part of my academic and working life and I have learned how to communicate with people in situations which require tact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 academic skills have given me the ability to communicate effectively on paper as well as throught presentations .</text:p>
          </table:table-cell>
          <table:table-cell table:number-columns-repeated="2" office:value-type="string" calcext:value-type="string">
            <text:p>My academic skills have given me the ability to communicate effectively on paper as well as through presentation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 am an outgoing person who can talk to people at all level and have been complimented on my ability to listen to other people .</text:p>
          </table:table-cell>
          <table:table-cell table:number-columns-repeated="2" office:value-type="string" calcext:value-type="string">
            <text:p>I am an outgoing person who can talk to people at all levels and have been complimented on my ability to listen to other people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ke it opportunity and use the application letter to focus on how would you benefit the company .</text:p>
          </table:table-cell>
          <table:table-cell table:number-columns-repeated="2" office:value-type="string" calcext:value-type="string">
            <text:p>Take this opportunity and use the application letter to focus on how you would benefit the company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here possible , provide examples of the times when you demonstrated skills or abilities is relevant to the job you are applying to .</text:p>
          </table:table-cell>
          <table:table-cell office:value-type="string" calcext:value-type="string">
            <text:p>Where possible , provide examples of the times when you demonstrated skills or abilities that are relevant to the job you are applying for .</text:p>
          </table:table-cell>
          <table:table-cell office:value-type="string" calcext:value-type="string">
            <text:p>Where possible , provide examples of the times when you demonstrated skills or abilities are relevant to the job you are applying for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potential employers is more likely to read a letter is short and straight to the point .</text:p>
          </table:table-cell>
          <table:table-cell table:number-columns-repeated="2" office:value-type="string" calcext:value-type="string">
            <text:p>A potential employer is more likely to read a letter that is short and straight to the point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garding of whether or not such knowledge is requiring for you to do your job , you may know all about the industry in which your company operates .</text:p>
          </table:table-cell>
          <table:table-cell office:value-type="string" calcext:value-type="string">
            <text:p>Regardless of whether or not such knowledge is required for you to do your job , you should know all about the industry in which your company operates .</text:p>
          </table:table-cell>
          <table:table-cell office:value-type="string" calcext:value-type="string">
            <text:p>Regarding whether or not such knowledge is required for you to do your job , you may know all about the industry in which your company operates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I help my father much as a child</text:p>
          </table:table-cell>
          <table:table-cell office:value-type="string" calcext:value-type="string">
            <text:p><text:s/>he even taught me invoicing on the age 10 .</text:p>
          </table:table-cell>
          <table:table-cell office:value-type="string" calcext:value-type="string">
            <text:p>I helped my father a lot as a child</text:p>
          </table:table-cell>
          <table:table-cell office:value-type="string" calcext:value-type="string">
            <text:p><text:s/>he even taught me invoicing at the age of 10 .</text:p>
          </table:table-cell>
          <table:table-cell office:value-type="string" calcext:value-type="string">
            <text:p>I helped my father a lot as a child </text:p>
          </table:table-cell>
          <table:table-cell office:value-type="string" calcext:value-type="string">
            <text:p><text:s/>he even taught me English at the age of 10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 am well-versed in equiment rental jargon , and I have an in-depth understanding of the details of business .</text:p>
          </table:table-cell>
          <table:table-cell office:value-type="string" calcext:value-type="string">
            <text:p>I am well-versed in equipment rental jargon , and I have an in-depth understanding of the business .</text:p>
          </table:table-cell>
          <table:table-cell office:value-type="string" calcext:value-type="string">
            <text:p>I am well-versed in inquirent rental jargon , and I have an in-depth understanding of the details of business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e professional secretary cover litter focus on why you are a good match for the job .</text:p>
          </table:table-cell>
          <table:table-cell office:value-type="string" calcext:value-type="string">
            <text:p>The professional secretary cover letter focuses on why you are a good match for the job .</text:p>
          </table:table-cell>
          <table:table-cell office:value-type="string" calcext:value-type="string">
            <text:p>The professional secretary cover litter focuses on why you are a good match for the job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I am available for a interview at your earliest convenience , and feel an arranged meeting between us will be beneficial to all as that will allow me to explain in more detail how I can contribute to your organisation .</text:p>
          </table:table-cell>
          <table:table-cell office:value-type="string" calcext:value-type="string">
            <text:p>I am available for an interview at your earliest convenience , and feel that an arranged meeting between us will be beneficial to all as it will allow me to explain in more detail how I can contribute to your organisation .</text:p>
          </table:table-cell>
          <table:table-cell office:value-type="string" calcext:value-type="string">
            <text:p>I am available for an interview at your earliest convenience , and I feel an arranged meeting between us will be beneficial to all as it will allow me to explain in more detail how I can contribute to your organisation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5">
          <table:table-cell table:number-columns-repeated="3" office:value-type="string" calcext:value-type="string">
            <text:p>Obviously , the more experience you have as a secretary , the more consideration you will be given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ake sure that to include any unique or special experience in the first paragraph of your letter in other to get more attention from the person who is reviewing those .</text:p>
          </table:table-cell>
          <table:table-cell office:value-type="string" calcext:value-type="string">
            <text:p>Make sure to include any unique or special experience in the first paragraph of your letter in order to get more attention from the person who is reviewing it .</text:p>
          </table:table-cell>
          <table:table-cell office:value-type="string" calcext:value-type="string">
            <text:p>Make sure to include any unique or special experience in the first paragraph of your letter in order to get more attention from the person who is reviewing them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know how important it was to find and keep outstanding people working to one organization .</text:p>
          </table:table-cell>
          <table:table-cell office:value-type="string" calcext:value-type="string">
            <text:p>I know how important it is to find and keep outstanding people working for one 's organization .</text:p>
          </table:table-cell>
          <table:table-cell office:value-type="string" calcext:value-type="string">
            <text:p>I know how important it is to find and keep outstanding people working in one organization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 my former emplyment overseeing a crew has given me the most experience and satisfactory .</text:p>
          </table:table-cell>
          <table:table-cell office:value-type="string" calcext:value-type="string">
            <text:p>In my former employment overseeing a crew has given me the most experience and satisfaction .</text:p>
          </table:table-cell>
          <table:table-cell office:value-type="string" calcext:value-type="string">
            <text:p>In my former employment overseeing a crew has given me the most experience and satisfactory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 can 't be on top of every situation but you can avoid most setbacks by anticipating and heading it off .</text:p>
          </table:table-cell>
          <table:table-cell office:value-type="string" calcext:value-type="string">
            <text:p>You can 't be on top of every situation but you can avoid most setbacks by anticipating and heading them off .</text:p>
          </table:table-cell>
          <table:table-cell office:value-type="string" calcext:value-type="string">
            <text:p>You can ' t be on top of every situation but you can avoid most setbacks by anticipating and heading it off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have four summer of experience working as lifeguard and am well qualified for the job .</text:p>
          </table:table-cell>
          <table:table-cell table:number-columns-repeated="2" office:value-type="string" calcext:value-type="string">
            <text:p>I have four summers of experience working as a lifeguard and am well qualified for the job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know I would like to be able to make a great addition to the pool staff inside Haven Hotel .</text:p>
          </table:table-cell>
          <table:table-cell office:value-type="string" calcext:value-type="string">
            <text:p>I know I would make a great addition to the pool staff at Haven Hotel .</text:p>
          </table:table-cell>
          <table:table-cell office:value-type="string" calcext:value-type="string">
            <text:p>I know I would like to be able to make a great addition to the pool staff inside the Haven Hotel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re you applying for jobs as a lifeguard .</text:p>
          </table:table-cell>
          <table:table-cell office:value-type="string" calcext:value-type="string">
            <text:p>Are you applying for jobs as a lifeguard ?</text:p>
          </table:table-cell>
          <table:table-cell office:value-type="string" calcext:value-type="string">
            <text:p>Are you applying for a job as a lifeguard ?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eet parent at the end of each day , discussing children 's behavior and accomplishments .</text:p>
          </table:table-cell>
          <table:table-cell table:number-columns-repeated="2" office:value-type="string" calcext:value-type="string">
            <text:p>Greet parents at the end of each day , discussing children 's behavior and accomplishments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hough there may be many lifeguard who seek to fill this position , I feel I was best one for the position as I have the experience , the strong work ethnic , and do not take this role lightly .</text:p>
          </table:table-cell>
          <table:table-cell office:value-type="string" calcext:value-type="string">
            <text:p>Though there may be many lifeguards who seek to fill this position , I feel I am the best one for the position as I have the experience , the strong work ethic , and do not take this role lightly .</text:p>
          </table:table-cell>
          <table:table-cell office:value-type="string" calcext:value-type="string">
            <text:p>Though there may be many lifeguards who seek to fill this position , I feel I am the best one for the position as I have the experience , a strong work ethnic , and do not take this role lightly .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feguarding and swim instructing have been a integral part of my life from an early age , and I am proud to have earned more than five years ' experience in this field .</text:p>
          </table:table-cell>
          <table:table-cell office:value-type="string" calcext:value-type="string">
            <text:p>Lifeguarding and swim instructing have been an integral part of my life from an early age , and I am proud to have earned more than five years ' experience in this field .</text:p>
          </table:table-cell>
          <table:table-cell office:value-type="string" calcext:value-type="string">
            <text:p>Lifeguarding and swim instruct have been an integral part of my life from an early age , and I am proud to have earned more than five years ' experience in this field .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ny resorts , hotels , private and public beaches are constantly looking for lifeguards who can keep his or her guests safe and secure .</text:p>
          </table:table-cell>
          <table:table-cell office:value-type="string" calcext:value-type="string">
            <text:p>Many resorts , hotels , private and public beaches are constantly looking for lifeguards who can keep their guests safe and secure .</text:p>
          </table:table-cell>
          <table:table-cell office:value-type="string" calcext:value-type="string">
            <text:p>Many resorts , hotels , private and public beaches are constantly looking for lifeguards who can keep or their guests safe and secure 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 last 2 years , I work as a lifeguard on the beaches of Pattaya , Thailand .</text:p>
          </table:table-cell>
          <table:table-cell office:value-type="string" calcext:value-type="string">
            <text:p>In the last 2 years , I worked as a lifeguard on the beaches of Pattaya , Thailand .</text:p>
          </table:table-cell>
          <table:table-cell office:value-type="string" calcext:value-type="string">
            <text:p>In the last 2 years , I have worked as a lifeguard on the beaches of Pattaya , Thailand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being good swimer enough to be considering for job ?</text:p>
          </table:table-cell>
          <table:table-cell office:value-type="string" calcext:value-type="string">
            <text:p>Is being a good swimmer enough to be considered for the job ?</text:p>
          </table:table-cell>
          <table:table-cell office:value-type="string" calcext:value-type="string">
            <text:p>Is being a good swimmer enough to be considered for a job ?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or sample , if you rescued a swimmer who almost drowned and lost consciousness , give a rundown on the procedure for administering CPR .</text:p>
          </table:table-cell>
          <table:table-cell table:number-columns-repeated="2" office:value-type="string" calcext:value-type="string">
            <text:p>For example , if you rescued a swimmer who almost drowned and lost consciousness , give a rundown on the procedure for administering CPR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issue is highly debatable , a genetic risk could come from either side of the family .</text:p>
          </table:table-cell>
          <table:table-cell office:value-type="string" calcext:value-type="string">
            <text:p>The issue is highly debatable . A genetic risk could come from either side of the family .</text:p>
          </table:table-cell>
          <table:table-cell office:value-type="string" calcext:value-type="string">
            <text:p>The issue is highly debatable , a genetic risk could come from either side of the famil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he most important thing is , to be honesty !</text:p>
          </table:table-cell>
          <table:table-cell office:value-type="string" calcext:value-type="string">
            <text:p>The most important thing is , to be honest !</text:p>
          </table:table-cell>
          <table:table-cell office:value-type="string" calcext:value-type="string">
            <text:p>The most important thing is to be honest !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anagerial experience tells the resort or hotel owner you have other capacities other carrying ot rescue operations and administering First Aid .</text:p>
          </table:table-cell>
          <table:table-cell office:value-type="string" calcext:value-type="string">
            <text:p>Managerial experience tells the resort or hotel owner that you have other capacities other than carrying out rescue operations and administering First Aid .</text:p>
          </table:table-cell>
          <table:table-cell office:value-type="string" calcext:value-type="string">
            <text:p>Managerial experience tells the resort or hotel owner you have other capacities other than carrying out rescue operations and administering First Aid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ybe you can swim like a dolphin , but if you had to carry a 220-pound hotel guest ?</text:p>
          </table:table-cell>
          <table:table-cell office:value-type="string" calcext:value-type="string">
            <text:p>Maybe you can swim like a dolphin , but what if you had to carry a 220-pound hotel guest ?</text:p>
          </table:table-cell>
          <table:table-cell office:value-type="string" calcext:value-type="string">
            <text:p>Maybe you can swim like a dolphin , but if you had to carry a 220-pound hotel guest 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 always on the move .</text:p>
          </table:table-cell>
          <table:table-cell table:number-columns-repeated="2" office:value-type="string" calcext:value-type="string">
            <text:p>She is always on the move 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21:21:32.169699617</dc:date>
    <meta:editing-duration>PT2M24S</meta:editing-duration>
    <meta:editing-cycles>1</meta:editing-cycles>
    <meta:document-statistic meta:table-count="1" meta:cell-count="622" meta:object-count="0"/>
    <meta:generator>LibreOffice/6.0.7.3$Linux_X86_64 LibreOffice_project/00m0$Build-3</meta:generator>
  </office:meta>
</office:document-meta>
</file>